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rgeSortTimingAnalysis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Merge Sort</text:p>
          </table:table-cell>
          <table:table-cell office:value-type="string">
            <text:p>-&gt; C1nlog2n+ C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c2=nLog2n</text:p>
          </table:table-cell>
          <table:table-cell office:value-type="string">
            <text:p>c1=Log2n</text:p>
          </table:table-cell>
          <table:table-cell office:value-type="string">
            <text:p>c0=n^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00000000982113">
            <text:p>9.82E-009</text:p>
          </table:table-cell>
          <table:table-cell table:style-name="ce2" office:value-type="float" office:value="0.0189477">
            <text:p>1.89E-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(n) with C</text:p>
          </table:table-cell>
          <table:table-cell office:value-type="string">
            <text:p>f(n) with Time</text:p>
          </table:table-cell>
          <table:table-cell table:number-columns-repeated="3"/>
          <table:table-cell office:value-type="string">
            <text:p>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Secs</text:p>
          </table:table-cell>
          <table:table-cell table:number-columns-repeated="3"/>
          <table:table-cell office:value-type="string">
            <text:p>Size to Sort</text:p>
          </table:table-cell>
          <table:table-cell/>
        </table:table-row>
        <table:table-row table:style-name="ro1">
          <table:table-cell table:number-columns-repeated="2"/>
          <table:table-cell table:formula="of:=[.$E$7]*[.E10]+[.$F$7]*[.F10]" office:value-type="float" office:value="26.6036133121409">
            <text:p>26.6036133121</text:p>
          </table:table-cell>
          <table:table-cell office:value-type="float" office:value="26">
            <text:p>26</text:p>
          </table:table-cell>
          <table:table-cell table:formula="of:=LOG([.H10])/LOG(2)*[.H10]" office:value-type="float" office:value="2657542475.90989">
            <text:p>2657542475.90989</text:p>
          </table:table-cell>
          <table:table-cell table:formula="of:=LOG([.H10])/LOG(2)" office:value-type="float" office:value="26.5754247590989">
            <text:p>26.5754247591</text:p>
          </table:table-cell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/>
        </table:table-row>
        <table:table-row table:style-name="ro1">
          <table:table-cell table:number-columns-repeated="2"/>
          <table:table-cell table:formula="of:=[.$E$7]*[.E11]+[.$F$7]*[.F11]" office:value-type="float" office:value="43.3420124697506">
            <text:p>43.3420124698</text:p>
          </table:table-cell>
          <table:table-cell office:value-type="float" office:value="43">
            <text:p>43</text:p>
          </table:table-cell>
          <table:table-cell table:formula="of:=LOG([.H11])/LOG(2)*[.H11]" office:value-type="float" office:value="4360559466.27385">
            <text:p>4360559466.27385</text:p>
          </table:table-cell>
          <table:table-cell table:formula="of:=LOG([.H11])/LOG(2)" office:value-type="float" office:value="27.2534966642115">
            <text:p>27.2534966642</text:p>
          </table:table-cell>
          <table:table-cell office:value-type="float" office:value="1">
            <text:p>1</text:p>
          </table:table-cell>
          <table:table-cell office:value-type="float" office:value="160000000">
            <text:p>160000000</text:p>
          </table:table-cell>
          <table:table-cell/>
        </table:table-row>
        <table:table-row table:style-name="ro1">
          <table:table-cell table:number-columns-repeated="2"/>
          <table:table-cell table:formula="of:=[.$E$7]*[.E12]+[.$F$7]*[.F12]" office:value-type="float" office:value="60.4029959474627">
            <text:p>60.4029959475</text:p>
          </table:table-cell>
          <table:table-cell office:value-type="float" office:value="61.5">
            <text:p>61.5</text:p>
          </table:table-cell>
          <table:table-cell table:formula="of:=LOG([.H12])/LOG(2)*[.H12]" office:value-type="float" office:value="6096844222.22674">
            <text:p>6096844222.22674</text:p>
          </table:table-cell>
          <table:table-cell table:formula="of:=LOG([.H12])/LOG(2)" office:value-type="float" office:value="27.7129282828488">
            <text:p>27.7129282828</text:p>
          </table:table-cell>
          <table:table-cell office:value-type="float" office:value="1">
            <text:p>1</text:p>
          </table:table-cell>
          <table:table-cell office:value-type="float" office:value="220000000">
            <text:p>220000000</text:p>
          </table:table-cell>
          <table:table-cell/>
        </table:table-row>
        <table:table-row table:style-name="ro1">
          <table:table-cell table:number-columns-repeated="2"/>
          <table:table-cell table:formula="of:=[.$E$7]*[.E13]+[.$F$7]*[.F13]" office:value-type="float" office:value="77.6966845726487">
            <text:p>77.6966845726</text:p>
          </table:table-cell>
          <table:table-cell office:value-type="float" office:value="78">
            <text:p>78</text:p>
          </table:table-cell>
          <table:table-cell table:formula="of:=LOG([.H13])/LOG(2)*[.H13]" office:value-type="float" office:value="7857038444.15536">
            <text:p>7857038444.15536</text:p>
          </table:table-cell>
          <table:table-cell table:formula="of:=LOG([.H13])/LOG(2)" office:value-type="float" office:value="28.0608515862691">
            <text:p>28.0608515863</text:p>
          </table:table-cell>
          <table:table-cell office:value-type="float" office:value="1">
            <text:p>1</text:p>
          </table:table-cell>
          <table:table-cell office:value-type="float" office:value="280000000">
            <text:p>280000000</text:p>
          </table:table-cell>
          <table:table-cell/>
        </table:table-row>
        <table:table-row table:style-name="ro1">
          <table:table-cell table:number-columns-repeated="2"/>
          <table:table-cell table:formula="of:=[.$E$7]*[.E14]+[.$F$7]*[.F14]" office:value-type="float" office:value="95.1726801918998">
            <text:p>95.1726801919</text:p>
          </table:table-cell>
          <table:table-cell office:value-type="float" office:value="95.5">
            <text:p>95.5</text:p>
          </table:table-cell>
          <table:table-cell table:formula="of:=LOG([.H14])/LOG(2)*[.H14]" office:value-type="float" office:value="9635926231.85704">
            <text:p>9635926231.85704</text:p>
          </table:table-cell>
          <table:table-cell table:formula="of:=LOG([.H14])/LOG(2)" office:value-type="float" office:value="28.3409595054619">
            <text:p>28.3409595055</text:p>
          </table:table-cell>
          <table:table-cell office:value-type="float" office:value="1">
            <text:p>1</text:p>
          </table:table-cell>
          <table:table-cell office:value-type="float" office:value="340000000">
            <text:p>340000000</text:p>
          </table:table-cell>
          <table:table-cell/>
        </table:table-row>
        <table:table-row table:style-name="ro1">
          <table:table-cell table:number-columns-repeated="2"/>
          <table:table-cell table:formula="of:=[.$E$7]*[.E15]+[.$F$7]*[.F15]" office:value-type="float" office:value="112.79862312144">
            <text:p>112.7986231214</text:p>
          </table:table-cell>
          <table:table-cell office:value-type="float" office:value="112">
            <text:p>112</text:p>
          </table:table-cell>
          <table:table-cell table:formula="of:=LOG([.H15])/LOG(2)*[.H15]" office:value-type="float" office:value="11430169903.6396">
            <text:p>11430169903.6396</text:p>
          </table:table-cell>
          <table:table-cell table:formula="of:=LOG([.H15])/LOG(2)" office:value-type="float" office:value="28.5754247590989">
            <text:p>28.5754247591</text:p>
          </table:table-cell>
          <table:table-cell office:value-type="float" office:value="1">
            <text:p>1</text:p>
          </table:table-cell>
          <table:table-cell office:value-type="float" office:value="400000000">
            <text:p>400000000</text:p>
          </table:table-cell>
          <table:table-cell/>
        </table:table-row>
        <table:table-row table:style-name="ro1">
          <table:table-cell>
            <draw:frame table:end-cell-address="MergeSortTimingAnalysis.J36" table:end-x="0.0169in" table:end-y="0.1075in" draw:z-index="0" draw:style-name="gr1" draw:text-style-name="P1" svg:width="7.7677in" svg:height="3.5429in" svg:x="0.8299in" svg:y="0.1205in">
              <draw:object draw:notify-on-update-of-ranges="MergeSortTimingAnalysis.H10:MergeSortTimingAnalysis.H15 MergeSortTimingAnalysis.D8:MergeSortTimingAnalysis.D8 MergeSortTimingAnalysis.D10:MergeSortTimingAnalysis.D15 MergeSortTimingAnalysis.H10:MergeSortTimingAnalysis.H15 MergeSortTimingAnalysis.C8:MergeSortTimingAnalysis.C8 MergeSortTimingAnalysis.C10:MergeSortTimingAnalysis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rkSortTimingAnalysis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ark Sort</text:p>
          </table:table-cell>
          <table:table-cell office:value-type="string">
            <text:p>-&gt; C2n^2 + C1n + C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2 → n^2</text:p>
          </table:table-cell>
          <table:table-cell office:value-type="string">
            <text:p>C1 → n</text:p>
          </table:table-cell>
          <table:table-cell office:value-type="string">
            <text:p>C0</text:p>
          </table:table-cell>
        </table:table-row>
        <table:table-row table:style-name="ro1">
          <table:table-cell table:number-columns-repeated="4"/>
          <table:table-cell table:style-name="ce2" office:value-type="float" office:value="0.00000000256171">
            <text:p>2.56E-009</text:p>
          </table:table-cell>
          <table:table-cell table:style-name="ce2" office:value-type="float" office:value="0.0000123658">
            <text:p>1.24E-0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(n) with C</text:p>
          </table:table-cell>
          <table:table-cell office:value-type="string">
            <text:p>f(n) with Time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Secs</text:p>
          </table:table-cell>
          <table:table-cell/>
          <table:table-cell office:value-type="string">
            <text:p>Size to Sort</text:p>
          </table:table-cell>
          <table:table-cell/>
        </table:table-row>
        <table:table-row table:style-name="ro1">
          <table:table-cell table:number-columns-repeated="2"/>
          <table:table-cell table:formula="of:=[.$E$7]*[.E10]+[.$F$7]*[.F10]+[.$G$7]*[.G10]" office:value-type="float" office:value="26.85368">
            <text:p>26.85368</text:p>
          </table:table-cell>
          <table:table-cell office:value-type="float" office:value="28">
            <text:p>28</text:p>
          </table:table-cell>
          <table:table-cell table:formula="of:=[.F10]*[.F10]" office:value-type="float" office:value="10000000000">
            <text:p>10000000000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E$7]*[.E11]+[.$F$7]*[.F11]+[.$G$7]*[.G11]" office:value-type="float" office:value="38.37252">
            <text:p>38.37252</text:p>
          </table:table-cell>
          <table:table-cell office:value-type="float" office:value="37.5">
            <text:p>37.5</text:p>
          </table:table-cell>
          <table:table-cell table:formula="of:=[.F11]*[.F11]" office:value-type="float" office:value="14400000000">
            <text:p>14400000000</text:p>
          </table:table-cell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E$7]*[.E12]+[.$F$7]*[.F12]+[.$G$7]*[.G12]" office:value-type="float" office:value="51.940728">
            <text:p>51.940728</text:p>
          </table:table-cell>
          <table:table-cell office:value-type="float" office:value="51.5">
            <text:p>51.5</text:p>
          </table:table-cell>
          <table:table-cell table:formula="of:=[.F12]*[.F12]" office:value-type="float" office:value="19600000000">
            <text:p>19600000000</text:p>
          </table:table-cell>
          <table:table-cell office:value-type="float" office:value="140000">
            <text:p>14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E$7]*[.E13]+[.$F$7]*[.F13]+[.$G$7]*[.G13]" office:value-type="float" office:value="67.558304">
            <text:p>67.558304</text:p>
          </table:table-cell>
          <table:table-cell office:value-type="float" office:value="67.5">
            <text:p>67.5</text:p>
          </table:table-cell>
          <table:table-cell table:formula="of:=[.F13]*[.F13]" office:value-type="float" office:value="25600000000">
            <text:p>25600000000</text:p>
          </table:table-cell>
          <table:table-cell office:value-type="float" office:value="160000">
            <text:p>16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E$7]*[.E14]+[.$F$7]*[.F14]+[.$G$7]*[.G14]" office:value-type="float" office:value="85.225248">
            <text:p>85.225248</text:p>
          </table:table-cell>
          <table:table-cell office:value-type="float" office:value="85.5">
            <text:p>85.5</text:p>
          </table:table-cell>
          <table:table-cell table:formula="of:=[.F14]*[.F14]" office:value-type="float" office:value="32400000000">
            <text:p>32400000000</text:p>
          </table:table-cell>
          <table:table-cell office:value-type="float" office:value="180000">
            <text:p>18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E$7]*[.E15]+[.$F$7]*[.F15]+[.$G$7]*[.G15]" office:value-type="float" office:value="104.94156">
            <text:p>104.94156</text:p>
          </table:table-cell>
          <table:table-cell office:value-type="float" office:value="105">
            <text:p>105</text:p>
          </table:table-cell>
          <table:table-cell table:formula="of:=[.F15]*[.F15]" office:value-type="float" office:value="40000000000">
            <text:p>40000000000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MarkSortTimingAnalysis.I37" table:end-x="0.4138in" table:end-y="0.1705in" draw:z-index="0" draw:style-name="gr1" draw:text-style-name="P1" svg:width="6.2988in" svg:height="3.5429in" svg:x="0.0287in" svg:y="0.0059in">
              <draw:object draw:notify-on-update-of-ranges="MarkSortTimingAnalysis.F10:MarkSortTimingAnalysis.F15 MarkSortTimingAnalysis.D8:MarkSortTimingAnalysis.D8 MarkSortTimingAnalysis.D10:MarkSortTimingAnalysis.D15 MarkSortTimingAnalysis.F10:MarkSortTimingAnalysis.F15 MarkSortTimingAnalysis.C8:MarkSortTimingAnalysis.C8 MarkSortTimingAnalysis.C10:MarkSortTimingAnalysis.C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imingFunctionalAnalysisComparison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Compare Sort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Merge C's</text:p>
          </table:table-cell>
          <table:table-cell/>
          <table:table-cell table:style-name="ce2" office:value-type="float" office:value="0.00000000982113">
            <text:p>9.82E-009</text:p>
          </table:table-cell>
          <table:table-cell table:style-name="ce2"/>
          <table:table-cell table:style-name="ce2" office:value-type="float" office:value="0.0189477">
            <text:p>1.89E-00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rk C's</text:p>
          </table:table-cell>
          <table:table-cell table:style-name="ce2" office:value-type="float" office:value="0.00000000256171">
            <text:p>2.56E-009</text:p>
          </table:table-cell>
          <table:table-cell table:style-name="ce2"/>
          <table:table-cell table:style-name="ce2" office:value-type="float" office:value="0.0000123658">
            <text:p>1.24E-005</text:p>
          </table:table-cell>
          <table:table-cell table:style-name="ce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erge f(n)</text:p>
          </table:table-cell>
          <table:table-cell office:value-type="string">
            <text:p>Mark f(n)</text:p>
          </table:table-cell>
          <table:table-cell office:value-type="string">
            <text:p>N^2</text:p>
          </table:table-cell>
          <table:table-cell office:value-type="string">
            <text:p>N Log2 N</text:p>
          </table:table-cell>
          <table:table-cell office:value-type="string">
            <text:p>N</text:p>
          </table:table-cell>
          <table:table-cell office:value-type="string">
            <text:p>Log2N</text:p>
          </table:table-cell>
          <table:table-cell office:value-type="string">
            <text:p>N^0</text:p>
          </table:table-cell>
        </table:table-row>
        <table:table-row table:style-name="ro1">
          <table:table-cell table:number-columns-repeated="2"/>
          <table:table-cell table:formula="of:=[.$F$6]*[.F10]+[.$H$6]*[.H10]" office:value-type="float" office:value="0.331027028652757">
            <text:p>0.3310270287</text:p>
          </table:table-cell>
          <table:table-cell table:formula="of:=[.$E$7]*[.E10]+[.$G$7]*[.G10]+[.$I$7]" office:value-type="float" office:value="26.85368">
            <text:p>26.85368</text:p>
          </table:table-cell>
          <table:table-cell table:formula="of:=[.G10]*[.G10]" office:value-type="float" office:value="10000000000">
            <text:p>10000000000</text:p>
          </table:table-cell>
          <table:table-cell table:formula="of:=[.G10]*LOG([.G10])/LOG(2)" office:value-type="float" office:value="1660964.04744368">
            <text:p>1660964.04744368</text:p>
          </table:table-cell>
          <table:table-cell office:value-type="float" office:value="100000">
            <text:p>100000</text:p>
          </table:table-cell>
          <table:table-cell table:formula="of:=LOG([.G10])/LOG(2)" office:value-type="float" office:value="16.6096404744368">
            <text:p>16.6096404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F$6]*[.F11]+[.$H$6]*[.H11]" office:value-type="float" office:value="0.339583429842528">
            <text:p>0.3395834298</text:p>
          </table:table-cell>
          <table:table-cell table:formula="of:=[.$E$7]*[.E11]+[.$G$7]*[.G11]+[.$I$7]" office:value-type="float" office:value="38.37252">
            <text:p>38.37252</text:p>
          </table:table-cell>
          <table:table-cell table:formula="of:=[.G11]*[.G11]" office:value-type="float" office:value="14400000000">
            <text:p>14400000000</text:p>
          </table:table-cell>
          <table:table-cell table:formula="of:=[.G11]*LOG([.G11])/LOG(2)" office:value-type="float" office:value="2024720.98563247">
            <text:p>2024720.98563247</text:p>
          </table:table-cell>
          <table:table-cell office:value-type="float" office:value="120000">
            <text:p>120000</text:p>
          </table:table-cell>
          <table:table-cell table:formula="of:=LOG([.G11])/LOG(2)" office:value-type="float" office:value="16.8726748802706">
            <text:p>16.872674880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F$6]*[.F12]+[.$H$6]*[.H12]" office:value-type="float" office:value="0.347417209676556">
            <text:p>0.3474172097</text:p>
          </table:table-cell>
          <table:table-cell table:formula="of:=[.$E$7]*[.E12]+[.$G$7]*[.G12]+[.$I$7]" office:value-type="float" office:value="51.940728">
            <text:p>51.940728</text:p>
          </table:table-cell>
          <table:table-cell table:formula="of:=[.G12]*[.G12]" office:value-type="float" office:value="19600000000">
            <text:p>19600000000</text:p>
          </table:table-cell>
          <table:table-cell table:formula="of:=[.G12]*LOG([.G12])/LOG(2)" office:value-type="float" office:value="2393309.42222499">
            <text:p>2393309.42222499</text:p>
          </table:table-cell>
          <table:table-cell office:value-type="float" office:value="140000">
            <text:p>140000</text:p>
          </table:table-cell>
          <table:table-cell table:formula="of:=LOG([.G12])/LOG(2)" office:value-type="float" office:value="17.0950673016071">
            <text:p>17.0950673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F$6]*[.F13]+[.$H$6]*[.H13]" office:value-type="float" office:value="0.354727967163135">
            <text:p>0.3547279672</text:p>
          </table:table-cell>
          <table:table-cell table:formula="of:=[.$E$7]*[.E13]+[.$G$7]*[.G13]+[.$I$7]" office:value-type="float" office:value="67.558304">
            <text:p>67.558304</text:p>
          </table:table-cell>
          <table:table-cell table:formula="of:=[.G13]*[.G13]" office:value-type="float" office:value="25600000000">
            <text:p>25600000000</text:p>
          </table:table-cell>
          <table:table-cell table:formula="of:=[.G13]*LOG([.G13])/LOG(2)" office:value-type="float" office:value="2766033.98072791">
            <text:p>2766033.98072791</text:p>
          </table:table-cell>
          <table:table-cell office:value-type="float" office:value="160000">
            <text:p>160000</text:p>
          </table:table-cell>
          <table:table-cell table:formula="of:=LOG([.G13])/LOG(2)" office:value-type="float" office:value="17.2877123795495">
            <text:p>17.287712379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F$6]*[.F14]+[.$H$6]*[.H14]" office:value-type="float" office:value="0.361643746521902">
            <text:p>0.3616437465</text:p>
          </table:table-cell>
          <table:table-cell table:formula="of:=[.$E$7]*[.E14]+[.$G$7]*[.G14]+[.$I$7]" office:value-type="float" office:value="85.225248">
            <text:p>85.225248</text:p>
          </table:table-cell>
          <table:table-cell table:formula="of:=[.G14]*[.G14]" office:value-type="float" office:value="32400000000">
            <text:p>32400000000</text:p>
          </table:table-cell>
          <table:table-cell table:formula="of:=[.G14]*LOG([.G14])/LOG(2)" office:value-type="float" office:value="3142374.72857852">
            <text:p>3142374.72857852</text:p>
          </table:table-cell>
          <table:table-cell office:value-type="float" office:value="180000">
            <text:p>180000</text:p>
          </table:table-cell>
          <table:table-cell table:formula="of:=LOG([.G14])/LOG(2)" office:value-type="float" office:value="17.4576373809918">
            <text:p>17.4576373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$F$6]*[.F15]+[.$H$6]*[.H15]" office:value-type="float" office:value="0.368251498488028">
            <text:p>0.3682514985</text:p>
          </table:table-cell>
          <table:table-cell table:formula="of:=[.$E$7]*[.E15]+[.$G$7]*[.G15]+[.$I$7]" office:value-type="float" office:value="104.94156">
            <text:p>104.94156</text:p>
          </table:table-cell>
          <table:table-cell table:formula="of:=[.G15]*[.G15]" office:value-type="float" office:value="40000000000">
            <text:p>40000000000</text:p>
          </table:table-cell>
          <table:table-cell table:formula="of:=[.G15]*LOG([.G15])/LOG(2)" office:value-type="float" office:value="3521928.09488736">
            <text:p>3521928.09488736</text:p>
          </table:table-cell>
          <table:table-cell office:value-type="float" office:value="200000">
            <text:p>200000</text:p>
          </table:table-cell>
          <table:table-cell table:formula="of:=LOG([.G15])/LOG(2)" office:value-type="float" office:value="17.6096404744368">
            <text:p>17.609640474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>
            <draw:frame table:end-cell-address="TimingFunctionalAnalysisComparison.J36" table:end-x="0.4886in" table:end-y="0.1287in" draw:z-index="0" draw:style-name="gr1" draw:text-style-name="P1" svg:width="7.1878in" svg:height="3.5429in" svg:x="0.413in" svg:y="0.1417in">
              <draw:object draw:notify-on-update-of-ranges="TimingFunctionalAnalysisComparison.G10:TimingFunctionalAnalysisComparison.G15 TimingFunctionalAnalysisComparison.D9:TimingFunctionalAnalysisComparison.D9 TimingFunctionalAnalysisComparison.D10:TimingFunctionalAnalysisComparison.D15 TimingFunctionalAnalysisComparison.G10:TimingFunctionalAnalysisComparison.G15 TimingFunctionalAnalysisComparison.C9:TimingFunctionalAnalysisComparison.C9 TimingFunctionalAnalysisComparison.C10:TimingFunctionalAnalysisComparison.C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11/08/2019</text:date>, <text:time>10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07T11:16:48.27</meta:creation-date>
    <dc:date>2019-11-08T10:21:14.60</dc:date>
    <dc:creator>RCC RCCD</dc:creator>
    <meta:editing-duration>PT1H46M9S</meta:editing-duration>
    <meta:editing-cycles>25</meta:editing-cycles>
    <meta:generator>OpenOffice/4.1.5$Win32 OpenOffice.org_project/415m1$Build-9789</meta:generator>
    <meta:document-statistic meta:table-count="3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31cm" svg:height="9cm" xlink:href=".." xlink:type="simple" chart:class="chart:scatter" chart:style-name="ch1">
        <chart:title svg:x="8.274cm" svg:y="0.316cm" chart:style-name="ch2">
          <text:p>Timing Analysis</text:p>
        </chart:title>
        <chart:subtitle svg:x="8.855cm" svg:y="1.275cm" chart:style-name="ch3">
          <text:p>Merge Sort</text:p>
        </chart:subtitle>
        <chart:legend chart:legend-position="end" svg:x="16.35cm" svg:y="3.926cm" style:legend-expansion="high" chart:style-name="ch4"/>
        <chart:plot-area chart:style-name="ch5" table:cell-range-address="MergeSortTimingAnalysis.H10:MergeSortTimingAnalysis.H15 MergeSortTimingAnalysis.C8:MergeSortTimingAnalysis.D8 MergeSortTimingAnalysis.C10:MergeSortTimingAnalysis.D15" chart:data-source-has-labels="row" svg:x="1.432cm" svg:y="2.318cm" svg:width="14.13cm" svg:height="5.494cm">
          <chartooo:coordinate-region svg:x="2.239cm" svg:y="2.53cm" svg:width="12.488cm" svg:height="4.609cm"/>
          <chart:axis chart:dimension="x" chart:name="primary-x" chart:style-name="ch6">
            <chart:title svg:x="7.051cm" svg:y="7.993cm" chart:style-name="ch7">
              <text:p>N - Size of the Array</text:p>
            </chart:title>
            <chart:grid chart:style-name="ch8" chart:class="major"/>
          </chart:axis>
          <chart:axis chart:dimension="y" chart:name="primary-y" chart:style-name="ch6">
            <chart:title svg:x="0.451cm" svg:y="6.392cm" chart:style-name="ch9">
              <text:p>f(N) - Time to Sort</text:p>
            </chart:title>
            <chart:grid chart:style-name="ch8" chart:class="major"/>
          </chart:axis>
          <chart:series chart:style-name="ch10" chart:values-cell-range-address="MergeSortTimingAnalysis.D10:MergeSortTimingAnalysis.D15" chart:label-cell-address="MergeSortTimingAnalysis.D8:MergeSortTimingAnalysis.D8" chart:class="chart:scatter">
            <chart:domain table:cell-range-address="MergeSortTimingAnalysis.H10:MergeSortTimingAnalysis.H15"/>
            <chart:data-point chart:repeated="6"/>
          </chart:series>
          <chart:series chart:style-name="ch11" chart:values-cell-range-address="MergeSortTimingAnalysis.C10:MergeSortTimingAnalysis.C15" chart:label-cell-address="MergeSortTimingAnalysis.C8:MergeSortTimingAnalysis.C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(n) with Time</text:p>
                <draw:g>
                  <svg:desc>MergeSortTimingAnalysis.D8:MergeSortTimingAnalysis.D8</svg:desc>
                </draw:g>
              </table:table-cell>
              <table:table-cell office:value-type="string">
                <text:p>f(n) with C</text:p>
                <draw:g>
                  <svg:desc>MergeSortTimingAnalysis.C8:MergeSortTimingAnalysis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MergeSortTimingAnalysis.H10:MergeSortTimingAnalysis.H15</svg:desc>
                </draw:g>
              </table:table-cell>
              <table:table-cell office:value-type="float" office:value="26">
                <text:p>26</text:p>
                <draw:g>
                  <svg:desc>MergeSortTimingAnalysis.D10:MergeSortTimingAnalysis.D15</svg:desc>
                </draw:g>
              </table:table-cell>
              <table:table-cell office:value-type="float" office:value="26.6036133121409">
                <text:p>26.6036133121409</text:p>
                <draw:g>
                  <svg:desc>MergeSortTimingAnalysis.C10:MergeSortTimingAnalysi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0000">
                <text:p>160000000</text:p>
              </table:table-cell>
              <table:table-cell office:value-type="float" office:value="43">
                <text:p>43</text:p>
              </table:table-cell>
              <table:table-cell office:value-type="float" office:value="43.3420124697506">
                <text:p>43.3420124697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00">
                <text:p>220000000</text:p>
              </table:table-cell>
              <table:table-cell office:value-type="float" office:value="61.5">
                <text:p>61.5</text:p>
              </table:table-cell>
              <table:table-cell office:value-type="float" office:value="60.4029959474627">
                <text:p>60.4029959474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000000">
                <text:p>280000000</text:p>
              </table:table-cell>
              <table:table-cell office:value-type="float" office:value="78">
                <text:p>78</text:p>
              </table:table-cell>
              <table:table-cell office:value-type="float" office:value="77.6966845726487">
                <text:p>77.6966845726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000000">
                <text:p>340000000</text:p>
              </table:table-cell>
              <table:table-cell office:value-type="float" office:value="95.5">
                <text:p>95.5</text:p>
              </table:table-cell>
              <table:table-cell office:value-type="float" office:value="95.1726801918998">
                <text:p>95.1726801918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000">
                <text:p>400000000</text:p>
              </table:table-cell>
              <table:table-cell office:value-type="float" office:value="112">
                <text:p>112</text:p>
              </table:table-cell>
              <table:table-cell office:value-type="float" office:value="112.79862312144">
                <text:p>112.79862312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Mark Sort</text:p>
        </chart:title>
        <chart:subtitle svg:x="6.58cm" svg:y="1.275cm" chart:style-name="ch3">
          <text:p>Timing Analysis</text:p>
        </chart:subtitle>
        <chart:legend chart:legend-position="end" svg:x="12.619cm" svg:y="3.926cm" style:legend-expansion="high" chart:style-name="ch4"/>
        <chart:plot-area chart:style-name="ch5" table:cell-range-address="MarkSortTimingAnalysis.F10:MarkSortTimingAnalysis.F15 MarkSortTimingAnalysis.C8:MarkSortTimingAnalysis.D8 MarkSortTimingAnalysis.C10:MarkSortTimingAnalysis.D15" chart:data-source-has-labels="row" svg:x="1.358cm" svg:y="2.318cm" svg:width="10.621cm" svg:height="5.494cm">
          <chartooo:coordinate-region svg:x="2.165cm" svg:y="2.53cm" svg:width="9.257cm" svg:height="4.609cm"/>
          <chart:axis chart:dimension="x" chart:name="primary-x" chart:style-name="ch6">
            <chart:title svg:x="5.222cm" svg:y="7.993cm" chart:style-name="ch7">
              <text:p>N - Size of the Array</text:p>
            </chart:title>
            <chart:grid chart:style-name="ch8" chart:class="major"/>
          </chart:axis>
          <chart:axis chart:dimension="y" chart:name="primary-y" chart:style-name="ch6">
            <chart:title svg:x="0.451cm" svg:y="6.392cm" chart:style-name="ch9">
              <text:p>f(N) - Time to Sort</text:p>
            </chart:title>
            <chart:grid chart:style-name="ch8" chart:class="major"/>
          </chart:axis>
          <chart:series chart:style-name="ch10" chart:values-cell-range-address="MarkSortTimingAnalysis.D10:MarkSortTimingAnalysis.D15" chart:label-cell-address="MarkSortTimingAnalysis.D8:MarkSortTimingAnalysis.D8" chart:class="chart:scatter">
            <chart:domain table:cell-range-address="MarkSortTimingAnalysis.F10:MarkSortTimingAnalysis.F15"/>
            <chart:data-point chart:repeated="6"/>
          </chart:series>
          <chart:series chart:style-name="ch11" chart:values-cell-range-address="MarkSortTimingAnalysis.C10:MarkSortTimingAnalysis.C15" chart:label-cell-address="MarkSortTimingAnalysis.C8:MarkSortTimingAnalysis.C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(n) with Time</text:p>
                <draw:g>
                  <svg:desc>MarkSortTimingAnalysis.D8:MarkSortTimingAnalysis.D8</svg:desc>
                </draw:g>
              </table:table-cell>
              <table:table-cell office:value-type="string">
                <text:p>f(n) with C</text:p>
                <draw:g>
                  <svg:desc>MarkSortTimingAnalysis.C8:MarkSortTimingAnalysis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MarkSortTimingAnalysis.F10:MarkSortTimingAnalysis.F15</svg:desc>
                </draw:g>
              </table:table-cell>
              <table:table-cell office:value-type="float" office:value="28">
                <text:p>28</text:p>
                <draw:g>
                  <svg:desc>MarkSortTimingAnalysis.D10:MarkSortTimingAnalysis.D15</svg:desc>
                </draw:g>
              </table:table-cell>
              <table:table-cell office:value-type="float" office:value="26.85368">
                <text:p>26.85368</text:p>
                <draw:g>
                  <svg:desc>MarkSortTimingAnalysis.C10:MarkSortTimingAnalysi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00">
                <text:p>120000</text:p>
              </table:table-cell>
              <table:table-cell office:value-type="float" office:value="37.5">
                <text:p>37.5</text:p>
              </table:table-cell>
              <table:table-cell office:value-type="float" office:value="38.37252">
                <text:p>38.37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00">
                <text:p>140000</text:p>
              </table:table-cell>
              <table:table-cell office:value-type="float" office:value="51.5">
                <text:p>51.5</text:p>
              </table:table-cell>
              <table:table-cell office:value-type="float" office:value="51.940728">
                <text:p>51.94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67.5">
                <text:p>67.5</text:p>
              </table:table-cell>
              <table:table-cell office:value-type="float" office:value="67.558304">
                <text:p>67.558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00">
                <text:p>180000</text:p>
              </table:table-cell>
              <table:table-cell office:value-type="float" office:value="85.5">
                <text:p>85.5</text:p>
              </table:table-cell>
              <table:table-cell office:value-type="float" office:value="85.225248">
                <text:p>85.225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5">
                <text:p>105</text:p>
              </table:table-cell>
              <table:table-cell office:value-type="float" office:value="104.94156">
                <text:p>104.94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58cm" svg:height="9cm" xlink:href=".." xlink:type="simple" chart:class="chart:scatter" chart:style-name="ch1">
        <chart:title svg:x="7.101cm" svg:y="0.316cm" chart:style-name="ch2">
          <text:p>Merge vs. Mark Sort</text:p>
        </chart:title>
        <chart:subtitle svg:x="6.598cm" svg:y="1.275cm" chart:style-name="ch3">
          <text:p>Timing Analysis Comparison</text:p>
        </chart:subtitle>
        <chart:legend chart:legend-position="end" svg:x="15.379cm" svg:y="3.926cm" style:legend-expansion="high" chart:style-name="ch4"/>
        <chart:plot-area chart:style-name="ch5" table:cell-range-address="TimingFunctionalAnalysisComparison.G10:TimingFunctionalAnalysisComparison.G15 TimingFunctionalAnalysisComparison.C9:TimingFunctionalAnalysisComparison.D15" chart:data-source-has-labels="row" svg:x="1.403cm" svg:y="2.318cm" svg:width="13.246cm" svg:height="5.494cm">
          <chartooo:coordinate-region svg:x="2.21cm" svg:y="2.53cm" svg:width="11.883cm" svg:height="4.609cm"/>
          <chart:axis chart:dimension="x" chart:name="primary-x" chart:style-name="ch6">
            <chart:title svg:x="6.58cm" svg:y="7.993cm" chart:style-name="ch7">
              <text:p>N - Size of the Array</text:p>
            </chart:title>
            <chart:grid chart:style-name="ch8" chart:class="major"/>
          </chart:axis>
          <chart:axis chart:dimension="y" chart:name="primary-y" chart:style-name="ch6">
            <chart:title svg:x="0.451cm" svg:y="6.392cm" chart:style-name="ch9">
              <text:p>f(N) - Time to Sort</text:p>
            </chart:title>
            <chart:grid chart:style-name="ch8" chart:class="major"/>
          </chart:axis>
          <chart:series chart:style-name="ch10" chart:values-cell-range-address="TimingFunctionalAnalysisComparison.D10:TimingFunctionalAnalysisComparison.D15" chart:label-cell-address="TimingFunctionalAnalysisComparison.D9:TimingFunctionalAnalysisComparison.D9" chart:class="chart:scatter">
            <chart:domain table:cell-range-address="TimingFunctionalAnalysisComparison.G10:TimingFunctionalAnalysisComparison.G15"/>
            <chart:data-point chart:repeated="6"/>
          </chart:series>
          <chart:series chart:style-name="ch11" chart:values-cell-range-address="TimingFunctionalAnalysisComparison.C10:TimingFunctionalAnalysisComparison.C15" chart:label-cell-address="TimingFunctionalAnalysisComparison.C9:TimingFunctionalAnalysisComparison.C9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rk f(n)</text:p>
                <draw:g>
                  <svg:desc>TimingFunctionalAnalysisComparison.D9:TimingFunctionalAnalysisComparison.D9</svg:desc>
                </draw:g>
              </table:table-cell>
              <table:table-cell office:value-type="string">
                <text:p>Merge f(n)</text:p>
                <draw:g>
                  <svg:desc>TimingFunctionalAnalysisComparison.C9:TimingFunctionalAnalysisComparison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imingFunctionalAnalysisComparison.G10:TimingFunctionalAnalysisComparison.G15</svg:desc>
                </draw:g>
              </table:table-cell>
              <table:table-cell office:value-type="float" office:value="26.85368">
                <text:p>26.85368</text:p>
                <draw:g>
                  <svg:desc>TimingFunctionalAnalysisComparison.D10:TimingFunctionalAnalysisComparison.D15</svg:desc>
                </draw:g>
              </table:table-cell>
              <table:table-cell office:value-type="float" office:value="0.331027028652757">
                <text:p>0.331027028652757</text:p>
                <draw:g>
                  <svg:desc>TimingFunctionalAnalysisComparison.C10:TimingFunctionalAnalysisComparison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00">
                <text:p>120000</text:p>
              </table:table-cell>
              <table:table-cell office:value-type="float" office:value="38.37252">
                <text:p>38.37252</text:p>
              </table:table-cell>
              <table:table-cell office:value-type="float" office:value="0.339583429842528">
                <text:p>0.339583429842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00">
                <text:p>140000</text:p>
              </table:table-cell>
              <table:table-cell office:value-type="float" office:value="51.940728">
                <text:p>51.940728</text:p>
              </table:table-cell>
              <table:table-cell office:value-type="float" office:value="0.347417209676556">
                <text:p>0.347417209676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67.558304">
                <text:p>67.558304</text:p>
              </table:table-cell>
              <table:table-cell office:value-type="float" office:value="0.354727967163135">
                <text:p>0.354727967163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00">
                <text:p>180000</text:p>
              </table:table-cell>
              <table:table-cell office:value-type="float" office:value="85.225248">
                <text:p>85.225248</text:p>
              </table:table-cell>
              <table:table-cell office:value-type="float" office:value="0.361643746521902">
                <text:p>0.361643746521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4.94156">
                <text:p>104.94156</text:p>
              </table:table-cell>
              <table:table-cell office:value-type="float" office:value="0.368251498488028">
                <text:p>0.368251498488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